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4*"/>
    </style:style>
    <style:style style:name="Table1.A1" style:family="table-cell">
      <style:table-cell-properties fo:padding="0cm" fo:border="none" style:writing-mode="page"/>
    </style:style>
    <style:style style:name="Table1.2" style:family="table-row">
      <style:table-row-properties style:min-row-height="0.418cm"/>
    </style:style>
    <style:style style:name="P1" style:family="paragraph" style:parent-style-name="Standard">
      <style:text-properties style:text-underline-style="solid" style:text-underline-width="auto" style:text-underline-color="font-color" fo:font-weight="bold" officeooo:rsid="0019a067" officeooo:paragraph-rsid="0019a067" style:font-weight-asian="bold" style:font-weight-complex="bold"/>
    </style:style>
    <style:style style:name="P2" style:family="paragraph" style:parent-style-name="Standard">
      <style:text-properties officeooo:rsid="0019a067" officeooo:paragraph-rsid="0019a067"/>
    </style:style>
    <style:style style:name="P3" style:family="paragraph" style:parent-style-name="Standard">
      <style:text-properties officeooo:rsid="001b3d11" officeooo:paragraph-rsid="001b3d11"/>
    </style:style>
    <style:style style:name="P4" style:family="paragraph" style:parent-style-name="Standard">
      <style:text-properties officeooo:rsid="001bf588" officeooo:paragraph-rsid="001bf588"/>
    </style:style>
    <style:style style:name="P5" style:family="paragraph" style:parent-style-name="Table_20_Contents">
      <style:text-properties officeooo:rsid="001cbded" officeooo:paragraph-rsid="001cbd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VIEW TIPS</text:p>
      <text:p text:style-name="P1"/>
      <text:p text:style-name="P2">BASE THE FEEDBACK FORM FOR WHAT YOU SHOULD OF BUILT!!</text:p>
      <text:p text:style-name="P3">ask about what your cannot prove yourself (avoid everything to do with coding)</text:p>
      <text:p text:style-name="P2"/>
      <text:p text:style-name="P2"/>
      <text:p text:style-name="P2"/>
      <text:p text:style-name="P3">things to think about(think about all the elements in each functionality):</text:p>
      <text:p text:style-name="P3">log in </text:p>
      <text:p text:style-name="P3">register</text:p>
      <text:p text:style-name="P3">booking system</text:p>
      <text:p text:style-name="P3">user messages</text:p>
      <text:p text:style-name="P3">simplicity to use</text:p>
      <text:p text:style-name="P3">UI</text:p>
      <text:p text:style-name="P3">User satisfaction</text:p>
      <text:p text:style-name="P3">load speeds</text:p>
      <text:p text:style-name="P3"/>
      <text:p text:style-name="P4">registration:</text:p>
      <text:p text:style-name="P4">locate</text:p>
      <text:p text:style-name="P4">clearly labelled</text:p>
      <text:p text:style-name="P4">feedback</text:p>
      <text:p text:style-name="P4">feedback on success</text:p>
      <text:p text:style-name="P4">password</text:p>
      <text:p text:style-name="P4">do this on a likart scale (1-10 with an N/A section as well (in case you didn’t do the section))</text:p>
      <text:p text:style-name="P4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">Users</text:p>
          </table:table-cell>
          <table:table-cell table:style-name="Table1.A1" office:value-type="string">
            <text:p text:style-name="P5">workers(management)</text:p>
          </table:table-cell>
          <table:table-cell table:style-name="Table1.A1" office:value-type="string">
            <text:p text:style-name="P5">workers(workers)</text:p>
          </table:table-cell>
        </table:table-row>
        <table:table-row table:style-name="Table1.2">
          <table:table-cell table:style-name="Table1.A1" office:value-type="string">
            <text:p text:style-name="P5">Give them a scenario with user details to register with (compliance with GDPR as the user uses fake details). Then give them a set of instructions on what to do. Then give them the feedback form.</text:p>
          </table:table-cell>
          <table:table-cell table:style-name="Table1.A1" office:value-type="string">
            <text:p text:style-name="P5">Give them a scenario but give them a login rather than registration details.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24T09:05:55.910406000</meta:creation-date>
    <dc:date>2026-02-24T13:57:23.852361500</dc:date>
    <meta:editing-duration>PT2H10M39S</meta:editing-duration>
    <meta:editing-cycles>1</meta:editing-cycles>
    <meta:generator>LibreOffice/25.8.3.2$Windows_X86_64 LibreOffice_project/8ca8d55c161d602844f5428fa4b58097424e324e</meta:generator>
    <meta:document-statistic meta:table-count="1" meta:image-count="0" meta:object-count="0" meta:page-count="1" meta:paragraph-count="24" meta:word-count="132" meta:character-count="782" meta:non-whitespace-character-count="673"/>
  </office:meta>
</office:document-meta>
</file>